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avid" svg:font-family="David"/>
    <style:font-face style:name="David CLM1" svg:font-family="'David CLM'"/>
    <style:font-face style:name="Times New Roman" svg:font-family="'Times New Roman'" style:font-family-generic="roman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For_20_bug_20_120629">
      <style:text-properties officeooo:rsid="000ce9c8" officeooo:paragraph-rsid="000ce9c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720382777" text:style-name="For_20_bug_20_120629">
        <text:list-item>
          <text:p text:style-name="P1">מלל text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avid" svg:font-family="David"/>
    <style:font-face style:name="David CLM1" svg:font-family="'David CLM'"/>
    <style:font-face style:name="Times New Roman" svg:font-family="'Times New Roman'" style:font-family-generic="roman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erif CJK SC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oto Serif CJK SC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 style:writing-mode="rl-tb"/>
      <style:text-properties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David" fo:font-family="David"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David CLM1" style:font-family-complex="'David CLM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For_20_bug_20_120629" style:display-name="For bug 120629">
      <text:list-level-style-number text:level="1" text:style-name="Numbering_20_Symbols" style:num-suffix="." style:num-format="א, י, ק, ...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Eyal Rozenberg</meta:initial-creator>
    <meta:creation-date>2019-10-21T11:28:03.201735168</meta:creation-date>
    <dc:date>2019-10-21T11:30:19.568227205</dc:date>
    <dc:creator>Eyal Rozenberg</dc:creator>
    <meta:editing-duration>PT2M17S</meta:editing-duration>
    <meta:editing-cycles>1</meta:editing-cycles>
    <meta:document-statistic meta:table-count="0" meta:image-count="0" meta:object-count="0" meta:page-count="1" meta:paragraph-count="1" meta:word-count="3" meta:character-count="10" meta:non-whitespace-character-count="9"/>
    <meta:generator>LibreOffice/6.3.2.2$Linux_X86_64 LibreOffice_project/30$Build-2</meta:generator>
  </office:meta>
</office:document-meta>
</file>